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9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008in"/>
    </style:style>
    <style:style style:name="ro1" style:family="table-row">
      <style:table-row-properties style:row-height="0.3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b_Resul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3" table:number-columns-repeated="3" table:default-cell-style-name="ce3"/>
        <table:table-column table:style-name="co6" table:default-cell-style-name="ce3"/>
        <table:table-column table:style-name="co3" table:number-columns-repeated="14" table:default-cell-style-name="ce3"/>
        <table:table-column table:style-name="co7" table:number-columns-repeated="10" table:default-cell-style-name="ce2"/>
        <table:table-column table:style-name="co8" table:default-cell-style-name="ce2"/>
        <table:table-column table:style-name="co7" table:number-columns-repeated="990" table:default-cell-style-name="ce2"/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ExamID</text:p>
          </table:table-cell>
          <table:table-cell table:style-name="ce1" office:value-type="string" calcext:value-type="string">
            <text:p>TabulationSerial</text:p>
          </table:table-cell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StudentName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HallID</text:p>
          </table:table-cell>
          <table:table-cell table:style-name="ce1" office:value-type="string" calcext:value-type="string">
            <text:p>HallName</text:p>
          </table:table-cell>
          <table:table-cell table:style-name="ce1" office:value-type="string" calcext:value-type="string">
            <text:p>CourseNo</text:p>
          </table:table-cell>
          <table:table-cell table:style-name="ce1" office:value-type="string" calcext:value-type="string">
            <text:p>CourseID</text:p>
          </table:table-cell>
          <table:table-cell table:style-name="ce1" office:value-type="string" calcext:value-type="string">
            <text:p>CourseTitl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StudentIDSerial</text:p>
          </table:table-cell>
          <table:table-cell table:style-name="ce1" office:value-type="string" calcext:value-type="string">
            <text:p>CATM</text:p>
          </table:table-cell>
          <table:table-cell table:style-name="ce1" office:value-type="string" calcext:value-type="string">
            <text:p>FEM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TotalMarks</text:p>
          </table:table-cell>
          <table:table-cell table:style-name="ce1" office:value-type="string" calcext:value-type="string">
            <text:p>TCE</text:p>
          </table:table-cell>
          <table:table-cell table:style-name="ce1" office:value-type="string" calcext:value-type="string">
            <text:p>TPS</text:p>
          </table:table-cell>
          <table:table-cell table:style-name="ce1" office:value-type="string" calcext:value-type="string">
            <text:p>GPA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urseType</text:p>
          </table:table-cell>
          <table:table-cell table:style-name="ce1" office:value-type="string" calcext:value-type="string">
            <text:p>ExamName</text:p>
          </table:table-cell>
          <table:table-cell table:style-name="ce1" office:value-type="string" calcext:value-type="string">
            <text:p>ExamHeldIn</text:p>
          </table:table-cell>
          <table:table-cell table:style-name="ce1" office:value-type="string" calcext:value-type="string">
            <text:p>ExamChairman</text:p>
          </table:table-cell>
          <table:table-cell table:style-name="ce1" office:value-type="string" calcext:value-type="string">
            <text:p>CourseLast3Digit</text:p>
          </table:table-cell>
          <table:table-cell table:style-name="ce1" office:value-type="string" calcext:value-type="string">
            <text:p>DepartmentID</text:p>
          </table:table-cell>
          <table:table-cell table:style-name="ce1" office:value-type="string" calcext:value-type="string">
            <text:p>Faculty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TotalCreditOffered</text:p>
          </table:table-cell>
          <table:table-cell table:style-name="ce1" office:value-type="string" calcext:value-type="string">
            <text:p>ExamType</text:p>
          </table:table-cell>
          <table:table-cell table:style-name="ce1" table:number-columns-repeated="989"/>
        </table:table-row>
        <table:table-row table:style-name="ro1">
          <table:table-cell table:style-name="ce2" table:formula="of:=CONCATENATE([.B2];[.C2];[.I2])" office:value-type="string" office:string-value="5SBS15u01CSE500" calcext:value-type="string">
            <text:p>5SBS15u01CSE500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00</text:p>
          </table:table-cell>
          <table:table-cell table:style-name="ce2" office:value-type="string" calcext:value-type="string">
            <text:p>13B5200</text:p>
          </table:table-cell>
          <table:table-cell table:style-name="ce2" office:value-type="string" calcext:value-type="string">
            <text:p>Project on Database System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00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3];[.C3];[.I3])" office:value-type="string" office:string-value="5SBS15u01CSE511" calcext:value-type="string">
            <text:p>5SBS15u01CSE51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1</text:p>
          </table:table-cell>
          <table:table-cell table:style-name="ce2" office:value-type="string" calcext:value-type="string">
            <text:p>13B5111</text:p>
          </table:table-cell>
          <table:table-cell table:style-name="ce2" office:value-type="string" calcext:value-type="string">
            <text:p>Operating System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4];[.C4];[.I4])" office:value-type="string" office:string-value="5SBS15u01CSE512" calcext:value-type="string">
            <text:p>5SBS15u01CSE512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2</text:p>
          </table:table-cell>
          <table:table-cell table:style-name="ce2" office:value-type="string" calcext:value-type="string">
            <text:p>13B5212</text:p>
          </table:table-cell>
          <table:table-cell table:style-name="ce2" office:value-type="string" calcext:value-type="string">
            <text:p>Operating Systems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2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5];[.C5];[.I5])" office:value-type="string" office:string-value="5SBS15u01CSE513" calcext:value-type="string">
            <text:p>5SBS15u01CSE513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3</text:p>
          </table:table-cell>
          <table:table-cell table:style-name="ce2" office:value-type="string" calcext:value-type="string">
            <text:p>13B5113</text:p>
          </table:table-cell>
          <table:table-cell table:style-name="ce2" office:value-type="string" calcext:value-type="string">
            <text:p>Data Communic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3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6];[.C6];[.I6])" office:value-type="string" office:string-value="5SBS15u01CSE514" calcext:value-type="string">
            <text:p>5SBS15u01CSE514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4</text:p>
          </table:table-cell>
          <table:table-cell table:style-name="ce2" office:value-type="string" calcext:value-type="string">
            <text:p>13B5214</text:p>
          </table:table-cell>
          <table:table-cell table:style-name="ce2" office:value-type="string" calcext:value-type="string">
            <text:p>Data Communication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+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4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7];[.C7];[.I7])" office:value-type="string" office:string-value="5SBS15u01CSE515" calcext:value-type="string">
            <text:p>5SBS15u01CSE515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5</text:p>
          </table:table-cell>
          <table:table-cell table:style-name="ce2" office:value-type="string" calcext:value-type="string">
            <text:p>13B5115</text:p>
          </table:table-cell>
          <table:table-cell table:style-name="ce2" office:value-type="string" calcext:value-type="string">
            <text:p>Software Engineering &amp; Information System Desig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6.25" calcext:value-type="float">
            <text:p>26.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5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8];[.C8];[.I8])" office:value-type="string" office:string-value="5SBS15u01CSE516" calcext:value-type="string">
            <text:p>5SBS15u01CSE516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6</text:p>
          </table:table-cell>
          <table:table-cell table:style-name="ce2" office:value-type="string" calcext:value-type="string">
            <text:p>13B5216</text:p>
          </table:table-cell>
          <table:table-cell table:style-name="ce2" office:value-type="string" calcext:value-type="string">
            <text:p>Software Engineering &amp; Information System Design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6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9];[.C9];[.I9])" office:value-type="string" office:string-value="5SBS15u01CSE517" calcext:value-type="string">
            <text:p>5SBS15u01CSE517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7</text:p>
          </table:table-cell>
          <table:table-cell table:style-name="ce2" office:value-type="string" calcext:value-type="string">
            <text:p>13B5117</text:p>
          </table:table-cell>
          <table:table-cell table:style-name="ce2" office:value-type="string" calcext:value-type="string">
            <text:p>Computer Architec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.25" calcext:value-type="float">
            <text:p>35.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0];[.C10];[.I10])" office:value-type="string" office:string-value="5SBS15u01ECON581" calcext:value-type="string">
            <text:p>5SBS15u01ECON58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ECON581</text:p>
          </table:table-cell>
          <table:table-cell table:style-name="ce2" office:value-type="string" calcext:value-type="string">
            <text:p>13B5181</text:p>
          </table:table-cell>
          <table:table-cell table:style-name="ce2" office:value-type="string" calcext:value-type="string">
            <text:p>Economi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8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1];[.C11];[.I11])" office:value-type="string" office:string-value="5SBS15u01ACCO591" calcext:value-type="string">
            <text:p>5SBS15u01ACCO59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ACCO591</text:p>
          </table:table-cell>
          <table:table-cell table:style-name="ce2" office:value-type="string" calcext:value-type="string">
            <text:p>13B5191</text:p>
          </table:table-cell>
          <table:table-cell table:style-name="ce2" office:value-type="string" calcext:value-type="string">
            <text:p>Basic Principles of Accounting &amp; Manage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9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2];[.C12];[.I12])" office:value-type="string" office:string-value="5SBS15u02CSE500" calcext:value-type="string">
            <text:p>5SBS15u02CSE500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00</text:p>
          </table:table-cell>
          <table:table-cell table:style-name="ce2" office:value-type="string" calcext:value-type="string">
            <text:p>13B5200</text:p>
          </table:table-cell>
          <table:table-cell table:style-name="ce2" office:value-type="string" calcext:value-type="string">
            <text:p>Project on Database System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00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3];[.C13];[.I13])" office:value-type="string" office:string-value="5SBS15u02CSE511" calcext:value-type="string">
            <text:p>5SBS15u02CSE51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1</text:p>
          </table:table-cell>
          <table:table-cell table:style-name="ce2" office:value-type="string" calcext:value-type="string">
            <text:p>13B5111</text:p>
          </table:table-cell>
          <table:table-cell table:style-name="ce2" office:value-type="string" calcext:value-type="string">
            <text:p>Operating System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4];[.C14];[.I14])" office:value-type="string" office:string-value="5SBS15u02CSE512" calcext:value-type="string">
            <text:p>5SBS15u02CSE512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2</text:p>
          </table:table-cell>
          <table:table-cell table:style-name="ce2" office:value-type="string" calcext:value-type="string">
            <text:p>13B5212</text:p>
          </table:table-cell>
          <table:table-cell table:style-name="ce2" office:value-type="string" calcext:value-type="string">
            <text:p>Operating Systems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2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5];[.C15];[.I15])" office:value-type="string" office:string-value="5SBS15u02CSE513" calcext:value-type="string">
            <text:p>5SBS15u02CSE513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3</text:p>
          </table:table-cell>
          <table:table-cell table:style-name="ce2" office:value-type="string" calcext:value-type="string">
            <text:p>13B5113</text:p>
          </table:table-cell>
          <table:table-cell table:style-name="ce2" office:value-type="string" calcext:value-type="string">
            <text:p>Data Communic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3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6];[.C16];[.I16])" office:value-type="string" office:string-value="5SBS15u02CSE514" calcext:value-type="string">
            <text:p>5SBS15u02CSE514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4</text:p>
          </table:table-cell>
          <table:table-cell table:style-name="ce2" office:value-type="string" calcext:value-type="string">
            <text:p>13B5214</text:p>
          </table:table-cell>
          <table:table-cell table:style-name="ce2" office:value-type="string" calcext:value-type="string">
            <text:p>Data Communication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+</text:p>
          </table:table-cell>
          <table:table-cell table:number-columns-repeated="2" table:style-name="ce2" office:value-type="float" office:value="3.25" calcext:value-type="float">
            <text:p>3.2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4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7];[.C17];[.I17])" office:value-type="string" office:string-value="5SBS15u02CSE515" calcext:value-type="string">
            <text:p>5SBS15u02CSE515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5</text:p>
          </table:table-cell>
          <table:table-cell table:style-name="ce2" office:value-type="string" calcext:value-type="string">
            <text:p>13B5115</text:p>
          </table:table-cell>
          <table:table-cell table:style-name="ce2" office:value-type="string" calcext:value-type="string">
            <text:p>Software Engineering &amp; Information System Desig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5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8];[.C18];[.I18])" office:value-type="string" office:string-value="5SBS15u02CSE516" calcext:value-type="string">
            <text:p>5SBS15u02CSE516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6</text:p>
          </table:table-cell>
          <table:table-cell table:style-name="ce2" office:value-type="string" calcext:value-type="string">
            <text:p>13B5216</text:p>
          </table:table-cell>
          <table:table-cell table:style-name="ce2" office:value-type="string" calcext:value-type="string">
            <text:p>Software Engineering &amp; Information System Design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-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6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9];[.C19];[.I19])" office:value-type="string" office:string-value="5SBS15u02CSE517" calcext:value-type="string">
            <text:p>5SBS15u02CSE517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7</text:p>
          </table:table-cell>
          <table:table-cell table:style-name="ce2" office:value-type="string" calcext:value-type="string">
            <text:p>13B5117</text:p>
          </table:table-cell>
          <table:table-cell table:style-name="ce2" office:value-type="string" calcext:value-type="string">
            <text:p>Computer Architec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0];[.C20];[.I20])" office:value-type="string" office:string-value="5SBS15u02ECON581" calcext:value-type="string">
            <text:p>5SBS15u02ECON58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ECON581</text:p>
          </table:table-cell>
          <table:table-cell table:style-name="ce2" office:value-type="string" calcext:value-type="string">
            <text:p>13B5181</text:p>
          </table:table-cell>
          <table:table-cell table:style-name="ce2" office:value-type="string" calcext:value-type="string">
            <text:p>Economi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8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1];[.C21];[.I21])" office:value-type="string" office:string-value="5SBS15u02ACCO591" calcext:value-type="string">
            <text:p>5SBS15u02ACCO59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ACCO591</text:p>
          </table:table-cell>
          <table:table-cell table:style-name="ce2" office:value-type="string" calcext:value-type="string">
            <text:p>13B5191</text:p>
          </table:table-cell>
          <table:table-cell table:style-name="ce2" office:value-type="string" calcext:value-type="string">
            <text:p>Basic Principles of Accounting &amp;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9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2];[.C22];[.I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];[.C23];[.I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];[.C24];[.I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];[.C25];[.I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];[.C26];[.I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];[.C27];[.I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];[.C28];[.I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];[.C29];[.I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];[.C30];[.I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];[.C31];[.I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];[.C32];[.I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];[.C33];[.I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4];[.C34];[.I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5];[.C35];[.I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];[.C36];[.I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];[.C37];[.I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8];[.C38];[.I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];[.C39];[.I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];[.C40];[.I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];[.C41];[.I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];[.C42];[.I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];[.C43];[.I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];[.C44];[.I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];[.C45];[.I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];[.C46];[.I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7];[.C47];[.I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8];[.C48];[.I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9];[.C49];[.I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0];[.C50];[.I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1];[.C51];[.I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2];[.C52];[.I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3];[.C53];[.I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4];[.C54];[.I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5];[.C55];[.I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6];[.C56];[.I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7];[.C57];[.I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8];[.C58];[.I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9];[.C59];[.I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0];[.C60];[.I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1];[.C61];[.I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2];[.C62];[.I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3];[.C63];[.I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4];[.C64];[.I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5];[.C65];[.I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6];[.C66];[.I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7];[.C67];[.I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8];[.C68];[.I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9];[.C69];[.I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0];[.C70];[.I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1];[.C71];[.I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2];[.C72];[.I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3];[.C73];[.I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4];[.C74];[.I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5];[.C75];[.I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6];[.C76];[.I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7];[.C77];[.I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8];[.C78];[.I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9];[.C79];[.I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0];[.C80];[.I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1];[.C81];[.I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2];[.C82];[.I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3];[.C83];[.I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4];[.C84];[.I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5];[.C85];[.I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6];[.C86];[.I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7];[.C87];[.I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8];[.C88];[.I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9];[.C89];[.I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0];[.C90];[.I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1];[.C91];[.I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2];[.C92];[.I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3];[.C93];[.I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4];[.C94];[.I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5];[.C95];[.I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6];[.C96];[.I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7];[.C97];[.I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8];[.C98];[.I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9];[.C99];[.I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0];[.C100];[.I1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1];[.C101];[.I1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2];[.C102];[.I1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3];[.C103];[.I1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4];[.C104];[.I1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5];[.C105];[.I1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6];[.C106];[.I1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7];[.C107];[.I1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8];[.C108];[.I1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9];[.C109];[.I1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0];[.C110];[.I1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1];[.C111];[.I1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2];[.C112];[.I1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3];[.C113];[.I1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4];[.C114];[.I1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5];[.C115];[.I1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6];[.C116];[.I1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7];[.C117];[.I1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8];[.C118];[.I1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9];[.C119];[.I1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0];[.C120];[.I1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1];[.C121];[.I1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2];[.C122];[.I1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3];[.C123];[.I1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4];[.C124];[.I1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5];[.C125];[.I1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6];[.C126];[.I1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7];[.C127];[.I1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8];[.C128];[.I1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9];[.C129];[.I1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0];[.C130];[.I1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1];[.C131];[.I1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2];[.C132];[.I1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3];[.C133];[.I1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4];[.C134];[.I1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5];[.C135];[.I1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6];[.C136];[.I1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7];[.C137];[.I1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8];[.C138];[.I1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9];[.C139];[.I1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0];[.C140];[.I1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1];[.C141];[.I1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2];[.C142];[.I1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3];[.C143];[.I1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4];[.C144];[.I1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5];[.C145];[.I1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6];[.C146];[.I1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7];[.C147];[.I1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8];[.C148];[.I1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9];[.C149];[.I1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0];[.C150];[.I1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1];[.C151];[.I1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2];[.C152];[.I1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3];[.C153];[.I1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4];[.C154];[.I1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5];[.C155];[.I1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6];[.C156];[.I1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7];[.C157];[.I1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8];[.C158];[.I1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9];[.C159];[.I1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0];[.C160];[.I1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1];[.C161];[.I1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2];[.C162];[.I1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3];[.C163];[.I1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4];[.C164];[.I1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5];[.C165];[.I1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6];[.C166];[.I1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7];[.C167];[.I1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8];[.C168];[.I1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9];[.C169];[.I1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0];[.C170];[.I1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1];[.C171];[.I1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2];[.C172];[.I1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3];[.C173];[.I1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4];[.C174];[.I1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5];[.C175];[.I1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6];[.C176];[.I1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7];[.C177];[.I1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78];[.C178];[.I1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79];[.C179];[.I1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0];[.C180];[.I1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1];[.C181];[.I1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2];[.C182];[.I1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3];[.C183];[.I1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4];[.C184];[.I1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5];[.C185];[.I1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6];[.C186];[.I1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7];[.C187];[.I1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8];[.C188];[.I1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9];[.C189];[.I1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0];[.C190];[.I1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1];[.C191];[.I1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2];[.C192];[.I1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3];[.C193];[.I1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4];[.C194];[.I1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5];[.C195];[.I1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6];[.C196];[.I1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7];[.C197];[.I1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8];[.C198];[.I1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9];[.C199];[.I1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0];[.C200];[.I2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1];[.C201];[.I2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2];[.C202];[.I2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3];[.C203];[.I2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4];[.C204];[.I2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5];[.C205];[.I2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6];[.C206];[.I2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7];[.C207];[.I2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8];[.C208];[.I2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9];[.C209];[.I2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0];[.C210];[.I2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1];[.C211];[.I2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2];[.C212];[.I2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3];[.C213];[.I2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4];[.C214];[.I2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5];[.C215];[.I2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6];[.C216];[.I2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7];[.C217];[.I2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8];[.C218];[.I2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9];[.C219];[.I2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0];[.C220];[.I2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1];[.C221];[.I2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2];[.C222];[.I2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3];[.C223];[.I2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4];[.C224];[.I2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5];[.C225];[.I2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6];[.C226];[.I2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7];[.C227];[.I2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8];[.C228];[.I2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9];[.C229];[.I2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0];[.C230];[.I2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1];[.C231];[.I2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2];[.C232];[.I2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3];[.C233];[.I2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4];[.C234];[.I2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5];[.C235];[.I2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6];[.C236];[.I2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7];[.C237];[.I2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8];[.C238];[.I2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9];[.C239];[.I2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0];[.C240];[.I2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1];[.C241];[.I2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2];[.C242];[.I2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3];[.C243];[.I2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4];[.C244];[.I2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5];[.C245];[.I2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6];[.C246];[.I2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7];[.C247];[.I2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8];[.C248];[.I2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9];[.C249];[.I2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0];[.C250];[.I2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1];[.C251];[.I2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2];[.C252];[.I2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3];[.C253];[.I2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4];[.C254];[.I2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5];[.C255];[.I2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6];[.C256];[.I2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7];[.C257];[.I2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8];[.C258];[.I2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9];[.C259];[.I2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0];[.C260];[.I2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1];[.C261];[.I2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2];[.C262];[.I2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3];[.C263];[.I2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4];[.C264];[.I2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5];[.C265];[.I2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6];[.C266];[.I2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7];[.C267];[.I2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8];[.C268];[.I2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9];[.C269];[.I2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0];[.C270];[.I2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1];[.C271];[.I2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2];[.C272];[.I2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3];[.C273];[.I2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4];[.C274];[.I2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5];[.C275];[.I2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6];[.C276];[.I2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7];[.C277];[.I2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8];[.C278];[.I2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9];[.C279];[.I2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0];[.C280];[.I2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1];[.C281];[.I2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2];[.C282];[.I2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3];[.C283];[.I2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4];[.C284];[.I2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5];[.C285];[.I2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6];[.C286];[.I2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7];[.C287];[.I2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8];[.C288];[.I2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9];[.C289];[.I2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0];[.C290];[.I2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1];[.C291];[.I2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2];[.C292];[.I2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3];[.C293];[.I2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4];[.C294];[.I2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5];[.C295];[.I2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6];[.C296];[.I2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7];[.C297];[.I2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8];[.C298];[.I2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9];[.C299];[.I2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0];[.C300];[.I3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1];[.C301];[.I3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2];[.C302];[.I3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3];[.C303];[.I3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4];[.C304];[.I3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5];[.C305];[.I3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6];[.C306];[.I3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7];[.C307];[.I3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8];[.C308];[.I3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9];[.C309];[.I3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0];[.C310];[.I3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1];[.C311];[.I3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2];[.C312];[.I3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3];[.C313];[.I3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4];[.C314];[.I3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5];[.C315];[.I3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6];[.C316];[.I3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7];[.C317];[.I3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8];[.C318];[.I3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9];[.C319];[.I3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0];[.C320];[.I3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1];[.C321];[.I3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2];[.C322];[.I3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3];[.C323];[.I3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4];[.C324];[.I3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5];[.C325];[.I3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6];[.C326];[.I3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7];[.C327];[.I3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8];[.C328];[.I3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9];[.C329];[.I3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0];[.C330];[.I3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1];[.C331];[.I3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2];[.C332];[.I3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3];[.C333];[.I3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4];[.C334];[.I3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5];[.C335];[.I3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6];[.C336];[.I3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7];[.C337];[.I3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8];[.C338];[.I3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9];[.C339];[.I3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0];[.C340];[.I3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1];[.C341];[.I3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2];[.C342];[.I3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3];[.C343];[.I3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4];[.C344];[.I3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5];[.C345];[.I3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6];[.C346];[.I3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7];[.C347];[.I3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8];[.C348];[.I3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9];[.C349];[.I3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0];[.C350];[.I3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1];[.C351];[.I3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2];[.C352];[.I3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3];[.C353];[.I3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4];[.C354];[.I3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5];[.C355];[.I3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6];[.C356];[.I3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7];[.C357];[.I3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8];[.C358];[.I3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9];[.C359];[.I3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0];[.C360];[.I3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61];[.C361];[.I3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62];[.C362];[.I3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3];[.C363];[.I3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4];[.C364];[.I3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5];[.C365];[.I3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6];[.C366];[.I3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67];[.C367];[.I3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68];[.C368];[.I3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9];[.C369];[.I3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0];[.C370];[.I3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1];[.C371];[.I3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2];[.C372];[.I3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3];[.C373];[.I3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4];[.C374];[.I3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5];[.C375];[.I3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6];[.C376];[.I3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7];[.C377];[.I3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8];[.C378];[.I3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9];[.C379];[.I3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0];[.C380];[.I3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1];[.C381];[.I3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2];[.C382];[.I3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3];[.C383];[.I3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4];[.C384];[.I3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5];[.C385];[.I3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6];[.C386];[.I3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7];[.C387];[.I3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8];[.C388];[.I3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9];[.C389];[.I3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0];[.C390];[.I3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1];[.C391];[.I3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2];[.C392];[.I3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3];[.C393];[.I3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4];[.C394];[.I3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5];[.C395];[.I3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6];[.C396];[.I3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7];[.C397];[.I3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8];[.C398];[.I3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9];[.C399];[.I3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0];[.C400];[.I4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1];[.C401];[.I4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2];[.C402];[.I4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3];[.C403];[.I4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4];[.C404];[.I4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5];[.C405];[.I4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6];[.C406];[.I4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7];[.C407];[.I4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8];[.C408];[.I4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9];[.C409];[.I4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0];[.C410];[.I4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1];[.C411];[.I4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2];[.C412];[.I4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3];[.C413];[.I4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4];[.C414];[.I4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5];[.C415];[.I4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6];[.C416];[.I4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7];[.C417];[.I4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8];[.C418];[.I4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9];[.C419];[.I4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0];[.C420];[.I4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1];[.C421];[.I4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2];[.C422];[.I4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3];[.C423];[.I4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4];[.C424];[.I4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5];[.C425];[.I4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6];[.C426];[.I4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7];[.C427];[.I4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8];[.C428];[.I4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9];[.C429];[.I4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0];[.C430];[.I4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1];[.C431];[.I4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2];[.C432];[.I4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3];[.C433];[.I4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4];[.C434];[.I4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5];[.C435];[.I4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6];[.C436];[.I4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7];[.C437];[.I4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8];[.C438];[.I4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9];[.C439];[.I4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0];[.C440];[.I4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1];[.C441];[.I4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2];[.C442];[.I4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3];[.C443];[.I4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4];[.C444];[.I4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5];[.C445];[.I4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6];[.C446];[.I4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7];[.C447];[.I4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8];[.C448];[.I4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9];[.C449];[.I4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0];[.C450];[.I4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1];[.C451];[.I4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2];[.C452];[.I4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3];[.C453];[.I4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4];[.C454];[.I4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5];[.C455];[.I4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6];[.C456];[.I4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7];[.C457];[.I4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8];[.C458];[.I4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9];[.C459];[.I4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0];[.C460];[.I4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1];[.C461];[.I4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62];[.C462];[.I4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3];[.C463];[.I4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4];[.C464];[.I4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5];[.C465];[.I4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6];[.C466];[.I4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7];[.C467];[.I4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8];[.C468];[.I4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9];[.C469];[.I4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0];[.C470];[.I4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1];[.C471];[.I4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2];[.C472];[.I4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3];[.C473];[.I4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4];[.C474];[.I4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5];[.C475];[.I4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6];[.C476];[.I4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7];[.C477];[.I4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8];[.C478];[.I4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9];[.C479];[.I4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0];[.C480];[.I4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1];[.C481];[.I4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2];[.C482];[.I4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3];[.C483];[.I4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4];[.C484];[.I4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5];[.C485];[.I4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6];[.C486];[.I4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7];[.C487];[.I4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8];[.C488];[.I4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9];[.C489];[.I4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0];[.C490];[.I4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1];[.C491];[.I4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2];[.C492];[.I4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3];[.C493];[.I4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4];[.C494];[.I4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5];[.C495];[.I4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6];[.C496];[.I4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7];[.C497];[.I4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8];[.C498];[.I4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9];[.C499];[.I4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0];[.C500];[.I50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1];[.C501];[.I50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2];[.C502];[.I50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3];[.C503];[.I50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4];[.C504];[.I50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5];[.C505];[.I50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6];[.C506];[.I50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7];[.C507];[.I50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8];[.C508];[.I50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9];[.C509];[.I50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0];[.C510];[.I51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1];[.C511];[.I51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2];[.C512];[.I51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3];[.C513];[.I51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4];[.C514];[.I51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5];[.C515];[.I51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6];[.C516];[.I51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7];[.C517];[.I51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8];[.C518];[.I51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9];[.C519];[.I51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0];[.C520];[.I52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1];[.C521];[.I52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2];[.C522];[.I52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3];[.C523];[.I52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4];[.C524];[.I52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5];[.C525];[.I52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6];[.C526];[.I52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7];[.C527];[.I52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8];[.C528];[.I52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9];[.C529];[.I52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0];[.C530];[.I53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1];[.C531];[.I53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2];[.C532];[.I53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3];[.C533];[.I53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4];[.C534];[.I53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5];[.C535];[.I53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6];[.C536];[.I53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7];[.C537];[.I53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8];[.C538];[.I53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9];[.C539];[.I53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0];[.C540];[.I54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1];[.C541];[.I54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2];[.C542];[.I54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3];[.C543];[.I54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4];[.C544];[.I54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5];[.C545];[.I54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6];[.C546];[.I54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7];[.C547];[.I54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8];[.C548];[.I54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9];[.C549];[.I54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0];[.C550];[.I55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1];[.C551];[.I55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2];[.C552];[.I55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3];[.C553];[.I55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4];[.C554];[.I55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5];[.C555];[.I55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6];[.C556];[.I55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7];[.C557];[.I55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8];[.C558];[.I55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9];[.C559];[.I55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0];[.C560];[.I56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1];[.C561];[.I56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2];[.C562];[.I5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3];[.C563];[.I5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4];[.C564];[.I5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5];[.C565];[.I5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6];[.C566];[.I5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7];[.C567];[.I5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8];[.C568];[.I5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9];[.C569];[.I5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0];[.C570];[.I5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1];[.C571];[.I5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2];[.C572];[.I5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3];[.C573];[.I5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4];[.C574];[.I5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5];[.C575];[.I5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6];[.C576];[.I5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7];[.C577];[.I5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8];[.C578];[.I5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9];[.C579];[.I5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0];[.C580];[.I5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1];[.C581];[.I5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2];[.C582];[.I5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3];[.C583];[.I5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4];[.C584];[.I5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5];[.C585];[.I5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6];[.C586];[.I5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7];[.C587];[.I5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8];[.C588];[.I5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9];[.C589];[.I5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0];[.C590];[.I5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1];[.C591];[.I5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2];[.C592];[.I5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3];[.C593];[.I5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4];[.C594];[.I5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5];[.C595];[.I5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6];[.C596];[.I5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7];[.C597];[.I5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8];[.C598];[.I5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9];[.C599];[.I5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0];[.C600];[.I60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1];[.C601];[.I60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2];[.C602];[.I60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3];[.C603];[.I60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4];[.C604];[.I60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5];[.C605];[.I60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6];[.C606];[.I60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7];[.C607];[.I60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8];[.C608];[.I60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9];[.C609];[.I60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0];[.C610];[.I61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1];[.C611];[.I61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2];[.C612];[.I61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3];[.C613];[.I61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4];[.C614];[.I61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5];[.C615];[.I61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6];[.C616];[.I61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7];[.C617];[.I61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8];[.C618];[.I61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9];[.C619];[.I61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0];[.C620];[.I62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1];[.C621];[.I62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2];[.C622];[.I62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3];[.C623];[.I62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4];[.C624];[.I62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5];[.C625];[.I62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6];[.C626];[.I62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7];[.C627];[.I62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8];[.C628];[.I62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9];[.C629];[.I62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0];[.C630];[.I63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1];[.C631];[.I63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2];[.C632];[.I63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3];[.C633];[.I63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4];[.C634];[.I63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5];[.C635];[.I63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6];[.C636];[.I63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7];[.C637];[.I63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8];[.C638];[.I63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9];[.C639];[.I63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0];[.C640];[.I64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1];[.C641];[.I64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2];[.C642];[.I64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3];[.C643];[.I64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4];[.C644];[.I64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5];[.C645];[.I64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6];[.C646];[.I64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7];[.C647];[.I64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8];[.C648];[.I64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9];[.C649];[.I64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0];[.C650];[.I65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1];[.C651];[.I65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2];[.C652];[.I65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3];[.C653];[.I65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4];[.C654];[.I65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5];[.C655];[.I65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6];[.C656];[.I65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7];[.C657];[.I65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8];[.C658];[.I65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9];[.C659];[.I65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0];[.C660];[.I66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1];[.C661];[.I66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2];[.C662];[.I6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3];[.C663];[.I6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4];[.C664];[.I6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5];[.C665];[.I6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6];[.C666];[.I6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7];[.C667];[.I6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8];[.C668];[.I6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9];[.C669];[.I6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0];[.C670];[.I6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1];[.C671];[.I6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2];[.C672];[.I6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3];[.C673];[.I6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4];[.C674];[.I6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5];[.C675];[.I6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6];[.C676];[.I6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7];[.C677];[.I6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8];[.C678];[.I6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9];[.C679];[.I6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0];[.C680];[.I6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1];[.C681];[.I6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2];[.C682];[.I6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3];[.C683];[.I6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4];[.C684];[.I6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5];[.C685];[.I6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6];[.C686];[.I6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7];[.C687];[.I6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8];[.C688];[.I6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9];[.C689];[.I6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0];[.C690];[.I6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1];[.C691];[.I6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2];[.C692];[.I6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3];[.C693];[.I6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4];[.C694];[.I6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5];[.C695];[.I6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6];[.C696];[.I6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7];[.C697];[.I6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8];[.C698];[.I6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9];[.C699];[.I6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700];[.C700];[.I700])">
            <text:p/>
          </table:table-cell>
          <table:table-cell table:number-columns-repeated="1023"/>
        </table:table-row>
        <table:table-row table:style-name="ro1" table:number-rows-repeated="10478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b_Result.A1:Db_Result.AMJ1048576">
          <table:sort>
            <table:sort-by table:field-number="3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2" number:min-decimal-places="2" number:min-integer-digits="1"/>
      <number:text> </number:text>
    </number:number-style>
    <number:number-style style:name="N126">
      <number:number number:decimal-places="0" number:min-decimal-places="0" number:min-integer-digits="1"/>
      <number:text> </number:text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27P0"/>
    </number:number-style>
    <number:number-style style:name="N128">
      <number:number number:decimal-places="1" number:min-decimal-places="1" number:min-integer-digits="1"/>
      <number:text> </number:text>
    </number:number-style>
    <number:number-style style:name="N129P0" style:volatile="true">
      <number:number number:decimal-places="1" number:min-decimal-places="1" number:min-integer-digits="1"/>
      <number:text> </number:text>
    </number:number-style>
    <number:number-style style:name="N129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30P0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date-style style:name="N133">
      <number:month/>
      <number:text>/</number:text>
      <number:day/>
      <number:text>/</number:text>
      <number:year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5">
      <number:number number:decimal-places="11" number:min-decimal-places="11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7" number:min-decimal-places="17" number:min-integer-digits="1"/>
    </number:number-style>
    <number:number-style style:name="N149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2:54:58.616244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4:53:12.997422286</meta:creation-date>
    <dc:date>2022-03-14T22:55:21.344261975</dc:date>
    <meta:editing-duration>PT8M30S</meta:editing-duration>
    <meta:editing-cycles>7</meta:editing-cycles>
    <meta:generator>LibreOffice/7.2.5.2.0$Linux_X86_64 LibreOffice_project/20$Build-2</meta:generator>
    <meta:document-statistic meta:table-count="1" meta:cell-count="1404" meta:object-count="0"/>
  </office:meta>
</office:document-meta>
</file>